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Menlo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, Arial, sans-serif"/>
    <style:font-face style:name="Verdana" svg:font-family="Verdana, sans-serif"/>
  </office:font-face-decls>
  <office:automatic-styles>
    <style:style style:name="P1" style:family="paragraph" style:parent-style-name="Heading_20_1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Segoe UI" fo:font-size="25.2000007629395pt" fo:letter-spacing="normal" fo:font-style="normal" fo:font-weight="normal"/>
    </style:style>
    <style:style style:name="P2" style:family="paragraph" style:parent-style-name="Heading_20_1">
      <style:paragraph-properties fo:margin-left="0in" fo:margin-right="0in" fo:margin-top="0.0835in" fo:margin-bottom="0.0835in" style:contextual-spacing="false" fo:orphans="2" fo:widows="2" fo:text-indent="0in" style:auto-text-indent="false"/>
      <style:text-properties fo:font-variant="normal" fo:text-transform="none" fo:color="#000000" loext:opacity="100%" style:font-name="Segoe UI" fo:font-size="25.2000007629395pt" fo:letter-spacing="normal" fo:font-style="normal" fo:font-weight="normal"/>
    </style:style>
    <style:style style:name="P3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Segoe UI" fo:font-size="19.2000007629395pt" fo:letter-spacing="normal" fo:font-style="normal" fo:font-weight="normal"/>
    </style:style>
    <style:style style:name="P4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Segoe UI" fo:font-size="19.2000007629395pt" fo:letter-spacing="normal" fo:font-style="normal" fo:font-weight="normal" officeooo:rsid="0000922e" officeooo:paragraph-rsid="0000922e"/>
    </style:style>
    <style:style style:name="P5" style:family="paragraph" style:parent-style-name="Heading_20_2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Segoe UI" fo:font-size="9pt" fo:letter-spacing="normal" fo:font-style="normal" fo:font-weight="normal" officeooo:rsid="00027cc5" officeooo:paragraph-rsid="00027cc5" style:font-size-asian="9pt" style:font-size-complex="9pt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officeooo:rsid="0000922e" officeooo:paragraph-rsid="0000922e"/>
    </style:style>
    <style:style style:name="P8" style:family="paragraph" style:parent-style-name="Text_20_body">
      <style:paragraph-properties fo:margin-left="0in" fo:margin-right="0in" fo:orphans="2" fo:widows="2" fo:text-indent="0in" style:auto-text-indent="false"/>
    </style:style>
    <style:style style:name="P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Verdana" fo:font-size="9pt" fo:letter-spacing="normal" fo:font-style="normal" fo:font-weight="normal"/>
    </style:style>
    <style:style style:name="P10" style:family="paragraph" style:parent-style-name="Text_20_body">
      <style:paragraph-properties fo:margin-left="0in" fo:margin-right="0in" fo:orphans="2" fo:widows="2" fo:text-indent="0in" style:auto-text-indent="false"/>
      <style:text-properties officeooo:rsid="0000922e" officeooo:paragraph-rsid="0000922e"/>
    </style:style>
    <style:style style:name="T1" style:family="text">
      <style:text-properties fo:font-variant="normal" fo:text-transform="none" fo:color="#000000" loext:opacity="100%" style:font-name="Verdana" fo:font-size="9.60000038146973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Verdana" fo:font-size="9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Verdana" fo:font-size="9pt" fo:letter-spacing="normal" fo:font-weight="bold"/>
    </style:style>
    <style:style style:name="T4" style:family="text">
      <style:text-properties fo:font-variant="normal" fo:text-transform="none" fo:color="#000000" loext:opacity="100%" style:font-name="Consolas" fo:font-size="9pt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Consolas" fo:font-size="9.60000038146973pt" fo:letter-spacing="normal" fo:font-style="normal" fo:font-weight="normal" loext:padding="0in" loext:border="none"/>
    </style:style>
    <style:style style:name="T6" style:family="text">
      <style:text-properties fo:font-variant="normal" fo:text-transform="none" fo:color="#000000" loext:opacity="100%" fo:letter-spacing="normal"/>
    </style:style>
    <style:style style:name="T7" style:family="text">
      <style:text-properties fo:font-variant="normal" fo:text-transform="none" fo:color="#dc143c" loext:opacity="100%" style:font-name="Consolas" fo:font-size="9pt" fo:letter-spacing="normal" fo:font-style="normal" fo:font-weight="normal" loext:padding="0in" loext:border="none"/>
    </style:style>
    <style:style style:name="T8" style:family="text">
      <style:text-properties fo:font-variant="normal" fo:text-transform="none" fo:color="#dc143c" loext:opacity="100%" style:font-name="Consolas" fo:font-size="9.60000038146973pt" fo:letter-spacing="normal" fo:font-style="normal" fo:font-weight="normal" loext:padding="0in" loext:border="none"/>
    </style:style>
    <style:style style:name="T9" style:family="text">
      <style:text-properties fo:font-variant="normal" fo:text-transform="none" fo:color="#a52a2a" loext:opacity="100%" style:font-name="Consolas" fo:font-size="9pt" fo:letter-spacing="normal" fo:font-style="normal" fo:font-weight="normal"/>
    </style:style>
    <style:style style:name="T10" style:family="text">
      <style:text-properties fo:font-variant="normal" fo:text-transform="none" fo:color="#a52a2a" loext:opacity="100%" style:font-name="Consolas" fo:font-size="9pt" fo:letter-spacing="normal" fo:font-weight="normal"/>
    </style:style>
    <style:style style:name="T11" style:family="text">
      <style:text-properties fo:font-variant="normal" fo:text-transform="none" fo:color="#0000cd" loext:opacity="100%" style:font-name="Consolas" fo:font-size="9pt" fo:letter-spacing="normal" fo:font-style="normal" fo:font-weight="normal"/>
    </style:style>
    <style:style style:name="T12" style:family="text">
      <style:text-properties fo:font-variant="normal" fo:text-transform="none" fo:color="#ff0000" loext:opacity="100%" style:font-name="Consolas" fo:font-size="9pt" fo:letter-spacing="normal" fo:font-style="normal" fo:font-weight="normal"/>
    </style:style>
    <style:style style:name="T13" style:family="text">
      <style:text-properties fo:font-variant="normal" fo:text-transform="none" fo:color="#ff0000" loext:opacity="100%" style:font-name="Verdana" fo:font-size="9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HTML Headings</text:h>
      <text:p text:style-name="P6"><text:span text:style-name="T1">HTML headings are titles or subtitles that you want to display on a webpage.</text:span> <text:span text:style-name="T2">HTML headings are defined with the </text:span><text:span text:style-name="Source_20_Text"><text:span text:style-name="T7">&lt;h1&gt; </text:span></text:span><text:span text:style-name="T2">to </text:span><text:span text:style-name="Source_20_Text"><text:span text:style-name="T7">&lt;h6&gt; </text:span></text:span><text:span text:style-name="T2">tags. </text:span><text:span text:style-name="Source_20_Text"><text:span text:style-name="T7">&lt;h1&gt; </text:span></text:span><text:span text:style-name="T2">defines the most important heading. </text:span><text:span text:style-name="Source_20_Text"><text:span text:style-name="T7">&lt;h6&gt; </text:span></text:span><text:span text:style-name="T2">defines the least important heading.</text:span></text:p>
      <text:p text:style-name="P6"><text:span text:style-name="T2"/></text:p>
      <text:p text:style-name="P6"><text:span text:style-name="T11">&lt;</text:span><text:span text:style-name="T9">h1</text:span><text:span text:style-name="T11">&gt;</text:span><text:span text:style-name="T4">Heading 1</text:span><text:span text:style-name="T11">&lt;</text:span><text:span text:style-name="T9">/h1</text:span><text:span text:style-name="T11">&gt;</text:span><text:span text:style-name="T2"><text:line-break/></text:span><text:span text:style-name="T11">&lt;</text:span><text:span text:style-name="T9">h2</text:span><text:span text:style-name="T11">&gt;</text:span><text:span text:style-name="T4">Heading 2</text:span><text:span text:style-name="T11">&lt;</text:span><text:span text:style-name="T9">/h2</text:span><text:span text:style-name="T11">&gt;</text:span><text:span text:style-name="T2"><text:line-break/></text:span><text:span text:style-name="T11">&lt;</text:span><text:span text:style-name="T9">h3</text:span><text:span text:style-name="T11">&gt;</text:span><text:span text:style-name="T4">Heading 3</text:span><text:span text:style-name="T11">&lt;</text:span><text:span text:style-name="T9">/h3</text:span><text:span text:style-name="T11">&gt;</text:span><text:span text:style-name="T2"><text:line-break/></text:span><text:span text:style-name="T11">&lt;</text:span><text:span text:style-name="T9">h4</text:span><text:span text:style-name="T11">&gt;</text:span><text:span text:style-name="T4">Heading 4</text:span><text:span text:style-name="T11">&lt;</text:span><text:span text:style-name="T9">/h4</text:span><text:span text:style-name="T11">&gt;</text:span><text:span text:style-name="T2"><text:line-break/></text:span><text:span text:style-name="T11">&lt;</text:span><text:span text:style-name="T9">h5</text:span><text:span text:style-name="T11">&gt;</text:span><text:span text:style-name="T4">Heading 5</text:span><text:span text:style-name="T11">&lt;</text:span><text:span text:style-name="T9">/h5</text:span><text:span text:style-name="T11">&gt;</text:span><text:span text:style-name="T2"><text:line-break/></text:span><text:span text:style-name="T11">&lt;</text:span><text:span text:style-name="T9">h6</text:span><text:span text:style-name="T11">&gt;</text:span><text:span text:style-name="T4">Heading 6</text:span><text:span text:style-name="T11">&lt;</text:span><text:span text:style-name="T9">/h6</text:span><text:span text:style-name="T11">&gt;</text:span><text:span text:style-name="T2"> </text:span></text:p>
      <text:p text:style-name="P6"><text:span text:style-name="T2"/></text:p>
      <text:h text:style-name="P3" text:outline-level="2">Bigger Headings</text:h>
      <text:p text:style-name="P8"><text:span text:style-name="T2">Each HTML heading has a default size. However, you can specify the size for any heading with the </text:span><text:span text:style-name="Source_20_Text"><text:span text:style-name="T7">style </text:span></text:span><text:span text:style-name="T2">attribute, using the CSS </text:span><text:span text:style-name="Source_20_Text"><text:span text:style-name="T7">font-size </text:span></text:span><text:span text:style-name="T2">property:</text:span></text:p>
      <text:p text:style-name="P6"><text:span text:style-name="T11">&lt;</text:span><text:span text:style-name="T9">h1 </text:span><text:span text:style-name="T12">style</text:span><text:span text:style-name="T11">="font-size:60px;"&gt;</text:span><text:span text:style-name="T4">Heading 1</text:span><text:span text:style-name="T11">&lt;</text:span><text:span text:style-name="T9">/h1</text:span><text:span text:style-name="T11">&gt;</text:span> </text:p>
      <text:p text:style-name="P6"/>
      <text:h text:style-name="P1" text:outline-level="1">HTML Paragraphs</text:h>
      <text:p text:style-name="P6"/>
      <text:p text:style-name="P8"><text:span text:style-name="T2">The HTML </text:span><text:span text:style-name="Source_20_Text"><text:span text:style-name="T7">&lt;p&gt; </text:span></text:span><text:span text:style-name="T2">element defines a paragraph.</text:span></text:p>
      <text:p text:style-name="P9">A paragraph always starts on a new line, and browsers automatically add some white space (a margin) before and after a paragraph.</text:p>
      <text:p text:style-name="P6"><text:span text:style-name="T11">&lt;</text:span><text:span text:style-name="T9">p</text:span><text:span text:style-name="T11">&gt;</text:span><text:span text:style-name="T4">This is a paragraph.</text:span><text:span text:style-name="T11">&lt;</text:span><text:span text:style-name="T9">/p</text:span><text:span text:style-name="T11">&gt;</text:span><text:line-break/><text:span text:style-name="T11">&lt;</text:span><text:span text:style-name="T9">p</text:span><text:span text:style-name="T11">&gt;</text:span><text:span text:style-name="T4">This is another paragraph.</text:span><text:span text:style-name="T11">&lt;</text:span><text:span text:style-name="T9">/p</text:span><text:span text:style-name="T11">&gt;</text:span> </text:p>
      <text:p text:style-name="P6"/>
      <text:p text:style-name="P9">With HTML, you cannot change the display by adding extra spaces or extra lines in your HTML code.</text:p>
      <text:p text:style-name="P9">The browser will automatically remove any extra spaces and lines when the page is displayed:</text:p>
      <text:h text:style-name="P3" text:outline-level="2">HTML Horizontal Rules</text:h>
      <text:p text:style-name="P8"><text:span text:style-name="T2">The </text:span><text:span text:style-name="Source_20_Text"><text:span text:style-name="T7">&lt;hr&gt; </text:span></text:span><text:span text:style-name="T2">tag defines a thematic break in an HTML page, and is most often displayed as a horizontal rule.</text:span></text:p>
      <text:p text:style-name="P8"><text:span text:style-name="T2">The </text:span><text:span text:style-name="Source_20_Text"><text:span text:style-name="T7">&lt;hr&gt; </text:span></text:span><text:span text:style-name="T2">element is used to separate content (or define a change) in an HTML page:</text:span></text:p>
      <text:p text:style-name="P7">The <text:span text:style-name="Source_20_Text"><text:span text:style-name="T7">&lt;hr&gt;</text:span></text:span> tag draws a horizontal line and can be used to separate content.</text:p>
      <text:p text:style-name="P7"/>
      <text:h text:style-name="P4" text:outline-level="2">HTML Line Breaks</text:h>
      <text:p text:style-name="P8"><text:span text:style-name="T2">The HTML </text:span><text:span text:style-name="Source_20_Text"><text:span text:style-name="T7">&lt;br&gt; </text:span></text:span><text:span text:style-name="T2">element defines a line break.</text:span></text:p>
      <text:p text:style-name="P8"><text:span text:style-name="T2">Use </text:span><text:span text:style-name="Source_20_Text"><text:span text:style-name="T7">&lt;br&gt; </text:span></text:span><text:span text:style-name="T2">if you want a line break (a new line) without starting a new paragraph:</text:span></text:p>
      <text:p text:style-name="P7"><text:span text:style-name="T11">&lt;</text:span><text:span text:style-name="T9">p</text:span><text:span text:style-name="T11">&gt;</text:span><text:span text:style-name="T4">This is</text:span><text:span text:style-name="T11">&lt;</text:span><text:span text:style-name="T9">br</text:span><text:span text:style-name="T11">&gt;</text:span><text:span text:style-name="T4">a paragraph</text:span><text:span text:style-name="T11">&lt;</text:span><text:span text:style-name="T9">br</text:span><text:span text:style-name="T11">&gt;</text:span><text:span text:style-name="T4">with line breaks.</text:span><text:span text:style-name="T11">&lt;</text:span><text:span text:style-name="T9">/p</text:span><text:span text:style-name="T11">&gt;</text:span> </text:p>
      <text:h text:style-name="P5" text:outline-level="2"><text:soft-page-break/>When we give more than 1 space or open a new line when typing paragraph, HTML ignores it. To avoid it, we use the below &lt;pre&gt; element.</text:h>
      <text:h text:style-name="P4" text:outline-level="2">The HTML &lt;pre&gt; Element</text:h>
      <text:p text:style-name="P8"><text:span text:style-name="T2">The HTML </text:span><text:span text:style-name="Source_20_Text"><text:span text:style-name="T7">&lt;pre&gt; </text:span></text:span><text:span text:style-name="T2">element defines preformatted text.</text:span></text:p>
      <text:p text:style-name="P8"><text:span text:style-name="T2">The text inside a </text:span><text:span text:style-name="Source_20_Text"><text:span text:style-name="T7">&lt;pre&gt; </text:span></text:span><text:span text:style-name="T2">element is displayed in a fixed-width font (usually Courier), and it preserves both spaces and line breaks:</text:span></text:p>
      <text:p text:style-name="P7"><text:span text:style-name="T11">&lt;</text:span><text:span text:style-name="T9">pre</text:span><text:span text:style-name="T11">&gt;</text:span><text:line-break/><text:span text:style-name="T4">My Bonnie lies over the ocean.</text:span><text:line-break/><text:line-break/><text:span text:style-name="T4">My Bonnie lies over the sea.</text:span><text:line-break/><text:line-break/><text:span text:style-name="T4">My Bonnie lies over the ocean.</text:span><text:line-break/><text:line-break/><text:span text:style-name="T4">Oh, bring back my Bonnie to me.</text:span><text:line-break/><text:span text:style-name="T11">&lt;</text:span><text:span text:style-name="T9">/pre</text:span><text:span text:style-name="T11">&gt;</text:span> </text:p>
      <text:p text:style-name="P7"/>
      <text:h text:style-name="P4" text:outline-level="2">The HTML Style Attribute</text:h>
      <text:p text:style-name="P8"><text:span text:style-name="T2">Setting the style of an HTML element, can be done with the </text:span><text:span text:style-name="Source_20_Text"><text:span text:style-name="T7">style </text:span></text:span><text:span text:style-name="T2">attribute.</text:span></text:p>
      <text:p text:style-name="P8"><text:span text:style-name="T2">The HTML </text:span><text:span text:style-name="Source_20_Text"><text:span text:style-name="T7">style </text:span></text:span><text:span text:style-name="T2">attribute has the following syntax:</text:span></text:p>
      <text:p text:style-name="P8"><text:span text:style-name="T11">&lt;</text:span><text:span text:style-name="Emphasis"><text:span text:style-name="T10">tagname</text:span></text:span><text:span text:style-name="Emphasis"><text:span text:style-name="T13"> </text:span></text:span><text:span text:style-name="T12">style</text:span><text:span text:style-name="T11">="</text:span><text:span text:style-name="Emphasis"><text:span text:style-name="T11">property</text:span></text:span><text:span text:style-name="T11">:</text:span><text:span text:style-name="Emphasis"><text:span text:style-name="T11">value;</text:span></text:span><text:span text:style-name="T11">"&gt;</text:span><text:span text:style-name="T2"> </text:span></text:p>
      <text:p text:style-name="P8"><text:span text:style-name="T2">The </text:span><text:span text:style-name="Emphasis"><text:span text:style-name="Strong_20_Emphasis"><text:span text:style-name="T3">property </text:span></text:span></text:span><text:span text:style-name="T2">is a CSS property. The </text:span><text:span text:style-name="Emphasis"><text:span text:style-name="Strong_20_Emphasis"><text:span text:style-name="T3">value </text:span></text:span></text:span><text:span text:style-name="T2">is a CSS value. </text:span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Menlo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, Arial, sans-serif"/>
    <style:font-face style:name="Verdana" svg:font-family="Verdan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8T13:12:50.624000000</meta:creation-date>
    <dc:date>2023-10-28T15:24:26.105000000</dc:date>
    <meta:editing-duration>PT21M22S</meta:editing-duration>
    <meta:editing-cycles>6</meta:editing-cycles>
    <meta:generator>LibreOffice/7.3.7.2$Windows_X86_64 LibreOffice_project/e114eadc50a9ff8d8c8a0567d6da8f454beeb84f</meta:generator>
    <meta:document-statistic meta:table-count="0" meta:image-count="0" meta:object-count="0" meta:page-count="2" meta:paragraph-count="30" meta:word-count="364" meta:character-count="2167" meta:non-whitespace-character-count="1823"/>
  </office:meta>
</office:document-meta>
</file>